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6dcf" officeooo:paragraph-rsid="00176dcf" style:font-weight-asian="bold" style:font-weight-complex="bold"/>
    </style:style>
    <style:style style:name="P2" style:family="paragraph" style:parent-style-name="Standard">
      <style:text-properties fo:font-weight="normal" officeooo:rsid="00176dcf" officeooo:paragraph-rsid="00176dcf" style:font-weight-asian="normal" style:font-weight-complex="normal"/>
    </style:style>
    <style:style style:name="P3" style:family="paragraph" style:parent-style-name="Standard">
      <style:text-properties fo:font-variant="normal" fo:text-transform="none" fo:color="#000000" style:font-name="arial" fo:font-size="9pt" fo:letter-spacing="normal" fo:font-style="normal" fo:font-weight="normal" officeooo:rsid="00176dcf" officeooo:paragraph-rsid="00176dcf" style:font-weight-asian="normal" style:font-weight-complex="normal"/>
    </style:style>
    <style:style style:name="P4" style:family="paragraph" style:parent-style-name="Standard">
      <style:text-properties fo:font-variant="normal" fo:text-transform="none" fo:color="#000000" style:font-name="arial" fo:font-size="9pt" fo:letter-spacing="normal" fo:font-style="normal" fo:font-weight="normal" officeooo:rsid="00176dcf" officeooo:paragraph-rsid="001962df" style:font-weight-asian="normal" style:font-weight-complex="normal"/>
    </style:style>
    <style:style style:name="P5" style:family="paragraph" style:parent-style-name="Standard">
      <style:text-properties fo:font-variant="normal" fo:text-transform="none" fo:color="#000000" style:font-name="arial" fo:font-size="9pt" fo:letter-spacing="normal" fo:font-style="normal" fo:font-weight="normal" officeooo:rsid="001962df" officeooo:paragraph-rsid="001962df" style:font-weight-asian="normal" style:font-weight-complex="normal"/>
    </style:style>
    <style:style style:name="P6" style:family="paragraph" style:parent-style-name="Standard">
      <style:text-properties fo:font-variant="normal" fo:text-transform="none" fo:color="#000000" style:font-name="arial" fo:font-size="9pt" fo:letter-spacing="normal" fo:font-style="normal" fo:font-weight="normal" officeooo:rsid="0019fce3" officeooo:paragraph-rsid="0019fce3" style:font-weight-asian="normal" style:font-weight-complex="normal"/>
    </style:style>
    <style:style style:name="P7" style:family="paragraph" style:parent-style-name="Standard">
      <style:text-properties fo:font-variant="normal" fo:text-transform="none" fo:color="#000000" style:font-name="arial" fo:font-size="9pt" fo:letter-spacing="normal" fo:font-style="normal" fo:font-weight="bold" officeooo:rsid="00198b22" officeooo:paragraph-rsid="00198b22" style:font-weight-asian="bold" style:font-weight-complex="bold"/>
    </style:style>
    <style:style style:name="P8" style:family="paragraph" style:parent-style-name="Text_20_body">
      <style:text-properties fo:font-variant="normal" fo:text-transform="none" fo:color="#000000" style:font-name="arial" fo:font-size="8.25pt" fo:letter-spacing="normal" fo:font-style="normal" fo:font-weight="normal" officeooo:rsid="00176dcf" officeooo:paragraph-rsid="00176dcf" style:font-weight-asian="normal" style:font-weight-complex="normal"/>
    </style:style>
    <style:style style:name="P9" style:family="paragraph" style:parent-style-name="Standard">
      <style:text-properties fo:font-variant="normal" fo:text-transform="none" fo:color="#000000" style:font-name="arial" fo:font-size="9pt" fo:letter-spacing="normal" fo:font-style="normal" fo:font-weight="normal" officeooo:rsid="00198b22" officeooo:paragraph-rsid="00198b22" style:font-weight-asian="normal" style:font-weight-complex="normal"/>
    </style:style>
    <style:style style:name="P10" style:family="paragraph" style:parent-style-name="Standard">
      <style:text-properties fo:font-variant="normal" fo:text-transform="none" fo:color="#000000" style:font-name="arial" fo:font-size="9pt" fo:letter-spacing="normal" fo:font-style="normal" fo:font-weight="normal" officeooo:rsid="001d311a" officeooo:paragraph-rsid="001d311a" style:font-weight-asian="normal" style:font-weight-complex="normal"/>
    </style:style>
    <style:style style:name="P11" style:family="paragraph" style:parent-style-name="Standard">
      <style:text-properties fo:font-variant="normal" fo:text-transform="none" fo:color="#000000" style:font-name="arial" fo:font-size="9pt" fo:letter-spacing="normal" fo:font-style="normal" fo:font-weight="normal" officeooo:rsid="001fb32a" officeooo:paragraph-rsid="001fb32a" style:font-weight-asian="normal" style:font-weight-complex="normal"/>
    </style:style>
    <style:style style:name="P12" style:family="paragraph" style:parent-style-name="Text_20_body" style:list-style-name="L1">
      <style:paragraph-properties fo:margin-left="0cm" fo:margin-right="0cm" fo:margin-top="0cm" fo:margin-bottom="0cm" style:contextual-spacing="false" style:line-height-at-least="0.476cm" fo:widows="1" fo:text-indent="0cm" style:auto-text-indent="false" fo:padding="0cm" fo:border="none"/>
      <style:text-properties fo:font-variant="normal" fo:text-transform="none" fo:color="#000000" style:font-name="arial" fo:font-size="8.25pt" fo:letter-spacing="normal" fo:font-style="normal" fo:font-weight="normal"/>
    </style:style>
    <style:style style:name="P13" style:family="paragraph" style:parent-style-name="Text_20_body" style:list-style-name="L1">
      <style:paragraph-properties fo:margin-top="0cm" fo:margin-bottom="0cm" style:contextual-spacing="false" style:line-height-at-least="0.476cm" fo:widows="1" fo:padding="0cm" fo:border="none"/>
      <style:text-properties fo:font-variant="normal" fo:text-transform="none" fo:color="#000000" style:font-name="arial" fo:font-size="8.25pt" fo:letter-spacing="normal" fo:font-style="normal" fo:font-weight="normal"/>
    </style:style>
    <style:style style:name="P14" style:family="paragraph" style:parent-style-name="Text_20_body" style:list-style-name="L1">
      <style:paragraph-properties fo:margin-top="0cm" fo:margin-bottom="0.238cm" style:contextual-spacing="false" style:line-height-at-least="0.476cm" fo:widows="1" fo:padding="0cm" fo:border="none"/>
      <style:text-properties fo:font-variant="normal" fo:text-transform="none" fo:color="#000000" style:font-name="arial" fo:font-size="8.25pt" fo:letter-spacing="normal" fo:font-style="normal" fo:font-weight="bold"/>
    </style:style>
    <style:style style:name="T1" style:family="text">
      <style:text-properties fo:font-weight="bold"/>
    </style:style>
    <style:style style:name="T2" style:family="text">
      <style:text-properties officeooo:rsid="001d2234"/>
    </style:style>
    <style:style style:name="T3" style:family="text">
      <style:text-properties officeooo:rsid="001dfd9b"/>
    </style:style>
    <text:list-style style:name="L1">
      <text:list-level-style-bullet text:level="1" text:style-name="Bullet_20_Symbols" style:num-suffix="." text:bullet-char="•">
        <style:list-level-properties text:space-before="0.661cm"/>
      </text:list-level-style-bullet>
      <text:list-level-style-number text:level="2" text:style-name="Numbering_20_Symbols" style:num-suffix="." style:num-format="1">
        <style:list-level-properties text:space-before="1.323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sps</text:p>
      <text:p text:style-name="P8">Concevoir et réaliser un outil web pour le gérant (le vendeur) du produit structuré. Cet outil doit lui permettre (au minimum):</text:p>
      <text:list xml:id="list4337005720201800493" text:style-name="L1">
        <text:list-item>
          <text:list>
            <text:list-item>
              <text:p text:style-name="P12">De mettre à jour les données dont il a besoin,</text:p>
            </text:list-item>
            <text:list-item>
              <text:p text:style-name="P13">De l'aider dans la gestion de son portefeuille.</text:p>
            </text:list-item>
            <text:list-item>
              <text:p text:style-name="P13">De valoriser le produit structuré,</text:p>
            </text:list-item>
          </text:list>
        </text:list-item>
        <text:list-item>
          <text:p text:style-name="P14">Etapes générales:</text:p>
          <text:list>
            <text:list-item>
              <text:p text:style-name="P12">Faire une analyse financière fine du produit (Flux, risques...)</text:p>
            </text:list-item>
            <text:list-item>
              <text:p text:style-name="P13">S'interroger sur les modèles à utiliser (actions, taux d'intérêt, taux de change...) et sur les problèmes de calibration qu'ils impliquent, <text:span text:style-name="T1">en partant des modèles les plus simples</text:span>.</text:p>
            </text:list-item>
            <text:list-item>
              <text:p text:style-name="P13">Concevoir un cahier des charges avec la répartition des tâches entre les divers membres du groupe. Faire un diagramme GANTT individuel.</text:p>
            </text:list-item>
            <text:list-item>
              <text:p text:style-name="P13">Mettre en place des outils de développement coopératif (svn...)</text:p>
            </text:list-item>
            <text:list-item>
              <text:p text:style-name="P13">Faire une maquette de l'interface</text:p>
            </text:list-item>
          </text:list>
        </text:list-item>
      </text:list>
      <text:p text:style-name="P2"/>
      <text:p text:style-name="P2">Pricer :</text:p>
      <text:p text:style-name="P3">Le but ettit de développer un outil de valorisation et de couverture de produits financiers en C++.</text:p>
      <text:p text:style-name="P3">de calculer les prix et la couverture de produits financiers dans le modèle de Black–Scholes multidimensionnel</text:p>
      <text:p text:style-name="P4">-Simuler une trajectoire du modèle de Black–Scholes sur la grille 0 = t0 &lt; t1 &lt; · · · &lt; tN. </text:p>
      <text:p text:style-name="P4">Simuler une trajectoire du modèle de Black–Scholes sur la grille 0 = t0 &lt; t1 &lt; · · · &lt; tN conditionnellement à la donnée du passé jusqu’à la date t St0 , St1 , · · · , Sti , St .</text:p>
      <text:p text:style-name="P4">Calculer le payoff de l’option étant donnée une trajectoire du sous–jacent. I Calculer le prix à un instant t quelconque d’une option connaissant son payoff. I</text:p>
      <text:p text:style-name="P4">Calculer le portefeuille de couverture de l’option.</text:p>
      <text:p text:style-name="P4"/>
      <text:p text:style-name="P5">Couverture :</text:p>
      <text:p text:style-name="P5"> réalisation d'un outil d'aide à la décision en finance.</text:p>
      <text:p text:style-name="P5"/>
      <text:p text:style-name="P7">Secteur Bancaire :</text:p>
      <text:p text:style-name="P6">La maquette simule le fonctionnement du secteur bancaire en le considérant <text:s/>comme un système et en introduisant un effet de réputation. Elle comprend trois types d’acteurs : les banques, les clients et une banque centrale dont les fonctions peuvent être plus ou moins étendues. <text:s/>Par ex<text:span text:style-name="T2">e</text:span>mple elle détermine la politique monétaire et exerce le rôle de prêteur en dernier ressort en cas de crise d’illiquidité du secteur, elle agit dans le domaine de la régulation préventive et prudentielle en imposant des contraintes de fonctionnement aux banques pour les rendre plus sûres ou en les filtrant à l’entrée du secteur bancaire (barrière à l’entrée réglementaire) et elle organise le sauvetage des banques en </text:p>
      <text:p text:style-name="P6">difficulté.</text:p>
      <text:p text:style-name="P6">Initialisation, Simulation Synthse</text:p>
      <text:p text:style-name="P9">Synthese : Cette étape correspond à la construction en fin de simulation des outils de suivi permettant la restitution des résultats de la simulation</text:p>
      <text:p text:style-name="P9"/>
      <text:p text:style-name="P9"/>
      <text:p text:style-name="P10">Peps</text:p>
      <text:p text:style-name="P10"/>
      <text:p text:style-name="P10">Design and implement a web tool for the manager (seller) of the structured product. This tool should enable him at least):</text:p>
      <text:p text:style-name="P10">1. To update the data he needs,</text:p>
      <text:p text:style-name="P10">2. To assist him in the management of his portfolio.</text:p>
      <text:p text:style-name="P10">3. enhance the structured product</text:p>
      <text:p text:style-name="P10">And to do this we had a lot of General steps:</text:p>
      <text:p text:style-name="P10">1.<text:span text:style-name="T3">firtly </text:span><text:s/>Ma<text:span text:style-name="T3">de</text:span> a fine financial analysis of the product <text:span text:style-name="T3">thatis to say detemine the </text:span>Flux <text:span text:style-name="T3">and different kind of </text:span>risks ...)</text:p>
      <text:p text:style-name="P10">2. Questioning the models to be used (equities, interest rates, exchange rates, ...) and calibration problems they imply, from the simplest models.</text:p>
      <text:p text:style-name="P10">3. Design specifications with the distribution of tasks between the various members. Make individual GANTT chart.</text:p>
      <text:p text:style-name="P10">4. Establish cooperative development tools (svn ...)</text:p>
      <text:p text:style-name="P10">5. Make a model of the interface</text:p>
      <text:p text:style-name="P10"/>
      <text:p text:style-name="P10"/>
      <text:p text:style-name="P10"/>
      <text:p text:style-name="P11">The model simulates the operation of the banking sector by considering it as a system and introducing a reputation effect. It includes three types of actors: banks, customers and a central bank whose functions can be more or less widespread. For example, it determines monetary policy and acts as the lender of last resort in case of liquidity crisis in the sector, it is in the field of preventive and prudential regulation by imposing operational constraints for banks to make them safer or by filtering at the entrance of the banking sector (regulatory barrier to entry) and organizes bank rescue</text:p>
      <text:p text:style-name="P11">difficulty.</text:p>
      <text:p text:style-name="P11">Initialization, Simulation Synthesis</text:p>
      <text:p text:style-name="P11">Synthesis: This step corresponds to the construction at the end of simulation tools for monitoring the return of the <text:soft-page-break/>simulation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verdan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3:35:59.993100102</meta:creation-date>
    <dc:date>2016-07-06T01:30:30.844154647</dc:date>
    <meta:editing-duration>PT1H10M31S</meta:editing-duration>
    <meta:editing-cycles>2</meta:editing-cycles>
    <meta:generator>LibreOffice/4.2.8.2$Linux_X86_64 LibreOffice_project/420m0$Build-2</meta:generator>
    <meta:document-statistic meta:table-count="0" meta:image-count="0" meta:object-count="0" meta:page-count="2" meta:paragraph-count="40" meta:word-count="670" meta:character-count="3981" meta:non-whitespace-character-count="3358"/>
  </office:meta>
</office:document-meta>
</file>